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1F402612E502E50C70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208in" fo:margin-left="-0.0021in" fo:margin-top="0in" fo:margin-bottom="0in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5.0514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48485e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2778in" fo:keep-together="auto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style:vertical-align="" fo:padding="0.0694in" fo:border="0.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4722in"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P4" style:family="paragraph" style:parent-style-name="Standard">
      <style:paragraph-properties fo:line-height="150%"/>
      <style:text-properties style:font-name="Roboto" style:font-name-asian="Roboto1" style:font-name-complex="Roboto1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/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7" style:family="paragraph" style:parent-style-name="Standard"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line-height="115%"/>
      <style:text-properties style:font-name="Arial" fo:font-size="11pt" style:font-name-asian="Arial1" style:font-size-asian="11pt" style:font-name-complex="Arial1" style:font-size-complex="11pt"/>
    </style:style>
    <style:style style:name="P9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line-height="115%" fo:orphans="0" fo:widows="0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line-height="115%" fo:orphans="0" fo:widows="0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line-height="115%" fo:orphans="0" fo:widows="0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line-height="115%" fo:orphans="0" fo:widows="0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 fo:padding="0.0417in" fo:border="non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 fo:padding="0.0417in" fo:border="none">
        <style:tab-stops>
          <style:tab-stop style:position="1.4728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 fo:padding="0.028in" fo:border="none"/>
    </style:style>
    <style:style style:name="P17" style:family="paragraph" style:parent-style-name="Standard">
      <style:paragraph-properties fo:line-height="150%" fo:padding="0.028in" fo:border="none"/>
    </style:style>
    <style:style style:name="P18" style:family="paragraph" style:parent-style-name="Standard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9" style:family="paragraph" style:parent-style-name="Standard" style:master-page-name="Standard">
      <style:paragraph-properties fo:line-height="150%" style:page-number="1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1" style:family="text">
      <style:text-properties fo:color="#38761d" style:font-name="Roboto" fo:font-size="23pt" fo:font-weight="bold" style:font-name-asian="Roboto1" style:font-size-asian="23pt" style:font-weight-asian="bold" style:font-name-complex="Roboto1" style:font-size-complex="23pt"/>
    </style:style>
    <style:style style:name="T2" style:family="text">
      <style:text-properties fo:color="#38761d" style:font-name="Roboto" fo:font-size="24pt" fo:font-weight="bold" style:font-name-asian="Roboto1" style:font-size-asian="24pt" style:font-weight-asian="bold" style:font-name-complex="Roboto1" style:font-size-complex="24pt"/>
    </style:style>
    <style:style style:name="T3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T4" style:family="text">
      <style:text-properties style:font-name="Roboto" fo:font-size="11pt" style:font-name-asian="Roboto1" style:font-size-asian="11pt" style:font-name-complex="Roboto1" style:font-size-complex="11pt"/>
    </style:style>
    <style:style style:name="T5" style:family="text">
      <style:text-properties style:font-name="Roboto" fo:font-style="italic" style:font-name-asian="Roboto1" style:font-style-asian="italic" style:font-name-complex="Roboto1"/>
    </style:style>
    <style:style style:name="T6" style:family="text">
      <style:text-properties style:font-name="Roboto" fo:font-style="italic" style:font-name-asian="Roboto1" style:font-style-asian="italic" style:font-name-complex="Roboto1" fo:background-color="#ffffff"/>
    </style:style>
    <style:style style:name="T7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fo:color="#333333" style:font-name="Roboto" fo:font-size="11pt" style:font-name-asian="Roboto1" style:font-size-asian="11pt" style:font-name-complex="Roboto1" style:font-size-complex="11pt" fo:background-color="#ffffff"/>
    </style:style>
    <style:style style:name="T10" style:family="text">
      <style:text-properties style:font-name="Open Sans" fo:font-size="11pt" style:font-name-asian="Open Sans1" style:font-size-asian="11pt" style:font-name-complex="Open Sans1" style:font-size-complex="11pt"/>
    </style:style>
    <style:style style:name="T11" style:family="text">
      <style:text-properties fo:color="#ffffff" style:font-name="Roboto" fo:font-weight="bold" style:font-name-asian="Roboto1" style:font-weight-asian="bold" style:font-name-complex="Roboto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702in, 1.2189in, 1.6862in, 1.25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Data Science Course: </text:span><text:span text:style-name="T2">Data Wrangling</text:span></text:p>
      <text:p text:style-name="P3"/>
      <text:p text:style-name="P2"><text:span text:style-name="T3">Mini-Project : JSON</text:span></text:p>
      <text:p text:style-name="P5"><text:span text:style-name="T7">Learning Objective</text:span></text:p>
      <text:p text:style-name="P6"/>
      <text:list xml:id="list4058501797" text:style-name="WWNum4">
        <text:list-item>
          <text:p text:style-name="P9"><text:span text:style-name="T9">Practice </text:span><text:span text:style-name="T10">working with the JSON format using a real life data set</text:span></text:p>
        </text:list-item>
        <text:list-item>
          <text:p text:style-name="P9"><text:span text:style-name="T9">Extract and manipulate data in JSON</text:span></text:p>
        </text:list-item>
        <text:list-item>
          <text:p text:style-name="P9"><text:span text:style-name="T4">Practice your data wrangling skills</text:span></text:p>
        </text:list-item>
      </text:list>
      <text:p text:style-name="P7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11">Criteria</text:span></text:p>
          </table:table-cell>
          <table:table-cell table:style-name="Table1.A1" office:value-type="string">
            <text:p text:style-name="P14"><text:span text:style-name="T11">Meets Expectations</text:span></text:p>
          </table:table-cell>
        </table:table-row>
        <table:table-row table:style-name="Table1.2">
          <table:table-cell table:style-name="Table1.A2" office:value-type="string">
            <text:p text:style-name="P16"><text:span text:style-name="T4">Completion</text:span></text:p>
          </table:table-cell>
          <table:table-cell table:style-name="Table1.B2" office:value-type="string">
            <text:list xml:id="list3421027500" text:style-name="WWNum3">
              <text:list-item>
                <text:p text:style-name="P10"><text:span text:style-name="T4">The code runs successfully.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6"><text:span text:style-name="T4">Process and understanding</text:span></text:p>
          </table:table-cell>
          <table:table-cell table:style-name="Table1.B2" office:value-type="string">
            <text:list xml:id="list4181343875" text:style-name="WWNum5">
              <text:list-item>
                <text:p text:style-name="P11"><text:span text:style-name="T4">The correct solutions to the 3 problems are produced.</text:span></text:p>
              </text:list-item>
            </text:list>
            <text:list xml:id="list2075001911" text:style-name="WWNum1">
              <text:list-item>
                <text:p text:style-name="P12"><text:span text:style-name="T4">The submission demonstrates an understanding of each part of the solution.</text:span></text:p>
              </text:list-item>
              <text:list-item>
                <text:p text:style-name="P12"><text:span text:style-name="T4">The submission shows that the code is well commented.</text:span></text:p>
              </text:list-item>
            </text:list>
          </table:table-cell>
        </table:table-row>
        <table:table-row table:style-name="Table1.4">
          <table:table-cell table:style-name="Table1.A4" office:value-type="string">
            <text:p text:style-name="P17"><text:span text:style-name="T4">Presentation</text:span></text:p>
          </table:table-cell>
          <table:table-cell table:style-name="Table1.B4" office:value-type="string">
            <text:list xml:id="list3925549169" text:style-name="WWNum2">
              <text:list-item>
                <text:p text:style-name="P13"><text:span text:style-name="T4">The project is delivered in a Jupyter notebook, uploaded to GitHub, and doesn't contain any unnecessary printouts.</text:span></text:p>
              </text:list-item>
            </text:list>
          </table:table-cell>
        </table:table-row>
      </table:table>
      <text:p text:style-name="P4"/>
      <text:p text:style-name="P1"><text:span text:style-name="T5">Excellence: </text:span><text:span text:style-name="T6">Student also produces visualizations of the results, or has multiple approaches to the same problem, especially for question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Open Sans" svg:font-family="'Open San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702in, 1.2189in, 1.6862in, 1.252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1252in" svg:y="0.198in" svg:width="1.8181in" svg:height="0.4138in" draw:z-index="0"><draw:image xlink:href="Pictures/10000201000003E8000001F402612E502E50C70C.png" xlink:type="simple" xlink:show="embed" xlink:actuate="onLoad" loext:mime-type="image/png"/></draw:frame></text:p>
      </style:header>
      <style:footer>
        <text:p text:style-name="Standard">Springboard<text:tab/><text:tab/><text:tab/><text:tab/><text:tab/>Confidential<text:tab/><text:tab/><text:tab/><text:tab/><text:tab/>2018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8" meta:word-count="122" meta:character-count="784" meta:non-whitespace-character-count="680"/>
    <meta:generator>LibreOfficeDev/6.0.5.2$Linux_X86_64 LibreOffice_project/</meta:generator>
  </office:meta>
</office:document-meta>
</file>